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6.98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re_lut_int_buffer_out_cap</text:p>
          </table:table-cell>
          <table:table-cell table:style-name="ce1" office:value-type="float" office:value="1.32036497074E-017" calcext:value-type="float">
            <text:p>1.32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out_buffer_2_nmo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a_driver_not_cap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3_cap</text:p>
          </table:table-cell>
          <table:table-cell table:style-name="ce1" office:value-type="float" office:value="5.08132757115E-017" calcext:value-type="float">
            <text:p>5.08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cc1_1_nmos</text:p>
          </table:table-cell>
          <table:table-cell table:style-name="ce1" office:value-type="float" office:value="0.000000135" calcext:value-type="float">
            <text:p>1.3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ocal_ble_output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out_buffer_2_pmos</text:p>
          </table:table-cell>
          <table:table-cell table:style-name="ce1" office:value-type="float" office:value="0.00000027" calcext:value-type="float">
            <text:p>2.7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flut_mux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not_res</text:p>
          </table:table-cell>
          <table:table-cell office:value-type="float" office:value="7.88104613089" calcext:value-type="float">
            <text:p>7.8810461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load_partial_res</text:p>
          </table:table-cell>
          <table:table-cell office:value-type="float" office:value="914.966224923" calcext:value-type="float">
            <text:p>914.96622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d_driver_not_res</text:p>
          </table:table-cell>
          <table:table-cell table:style-name="ce1" office:value-type="float" office:value="1.32036497074E-017" calcext:value-type="float">
            <text:p>1.32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e_driver_not_cap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tgate_1_out_cap</text:p>
          </table:table-cell>
          <table:table-cell table:style-name="ce1" office:value-type="float" office:value="1.34519600694E-017" calcext:value-type="float">
            <text:p>1.35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d_driver_load_res</text:p>
          </table:table-cell>
          <table:table-cell office:value-type="float" office:value="280.572651817" calcext:value-type="float">
            <text:p>280.572651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f_driver_load_cap</text:p>
          </table:table-cell>
          <table:table-cell table:style-name="ce1" office:value-type="float" office:value="4.47790369977E-016" calcext:value-type="float">
            <text:p>4.48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ut_L3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xcarry_chain_mux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b_driver_load_cap</text:p>
          </table:table-cell>
          <table:table-cell table:style-name="ce1" office:value-type="float" office:value="4.47790369977E-016" calcext:value-type="float">
            <text:p>4.48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e_driver_not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tgate_2_out_res</text:p>
          </table:table-cell>
          <table:table-cell office:value-type="float" office:value="7.47330364461" calcext:value-type="float">
            <text:p>7.47330364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d_driver_not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f_driver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te_ff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4_res</text:p>
          </table:table-cell>
          <table:table-cell office:value-type="float" office:value="90.4534690372" calcext:value-type="float">
            <text:p>90.4534690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int_buffer_2_pmos</text:p>
          </table:table-cell>
          <table:table-cell table:style-name="ce1" office:value-type="float" office:value="0.00000027" calcext:value-type="float">
            <text:p>2.7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general_ble_output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f_driver_cap</text:p>
          </table:table-cell>
          <table:table-cell table:style-name="ce1" office:value-type="float" office:value="3.4476960796E-017" calcext:value-type="float">
            <text:p>3.45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cc2_out_cap</text:p>
          </table:table-cell>
          <table:table-cell table:style-name="ce1" office:value-type="float" office:value="1.49998701861E-017" calcext:value-type="float">
            <text:p>1.5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cc1_1_pmo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load_on_res</text:p>
          </table:table-cell>
          <table:table-cell office:value-type="float" office:value="914.966224923" calcext:value-type="float">
            <text:p>914.96622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0_cap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mux_L1_cap</text:p>
          </table:table-cell>
          <table:table-cell table:style-name="ce1" office:value-type="float" office:value="9.79809383117E-017" calcext:value-type="float">
            <text:p>9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e_driver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ocal_ble_output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mux_L1_res</text:p>
          </table:table-cell>
          <table:table-cell office:value-type="float" office:value="69.6645279731" calcext:value-type="float">
            <text:p>69.6645279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5_cap</text:p>
          </table:table-cell>
          <table:table-cell table:style-name="ce1" office:value-type="float" office:value="2.88725163366E-016" calcext:value-type="float">
            <text:p>2.89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xcarry_chain_mux_2_nmo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sb_mux_2_nmos</text:p>
          </table:table-cell>
          <table:table-cell table:style-name="ce1" office:value-type="float" office:value="0.00000045" calcext:value-type="float">
            <text:p>4.5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e_driver_not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nand3_xcarry_chain_and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b_driver_cap</text:p>
          </table:table-cell>
          <table:table-cell table:style-name="ce1" office:value-type="float" office:value="3.4476960796E-017" calcext:value-type="float">
            <text:p>3.45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te_carry_chain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mux_L2_cap</text:p>
          </table:table-cell>
          <table:table-cell table:style-name="ce1" office:value-type="float" office:value="9.79809383117E-017" calcext:value-type="float">
            <text:p>9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2_cap</text:p>
          </table:table-cell>
          <table:table-cell table:style-name="ce1" office:value-type="float" office:value="3.60906454207E-017" calcext:value-type="float">
            <text:p>3.61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ble_output_feedback_cap</text:p>
          </table:table-cell>
          <table:table-cell table:style-name="ce1" office:value-type="float" office:value="2.03253102846E-015" calcext:value-type="float">
            <text:p>2.03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0sram_driver_2_nmo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_ff_set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tgate_2_out_cap</text:p>
          </table:table-cell>
          <table:table-cell table:style-name="ce1" office:value-type="float" office:value="1.19272971984E-017" calcext:value-type="float">
            <text:p>1.19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mux_driver_res</text:p>
          </table:table-cell>
          <table:table-cell office:value-type="string" calcext:value-type="string">
            <text:p>10.288inv_carry_chain_mux_2_n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b_driver_not_cap</text:p>
          </table:table-cell>
          <table:table-cell office:value-type="string" calcext:value-type="string">
            <text:p>inv_general_ble_output_1_pmos2234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local_mux_pmos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sb_mux_L2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xcarry_chain_mux_re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mux_driver_res</text:p>
          </table:table-cell>
          <table:table-cell office:value-type="float" office:value="11.3066836297" calcext:value-type="float">
            <text:p>11.306683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mux_L2_cap</text:p>
          </table:table-cell>
          <table:table-cell office:value-type="float" office:value="7.38979909085" calcext:value-type="float">
            <text:p>7.38979909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output_load_1_cap</text:p>
          </table:table-cell>
          <table:table-cell table:style-name="ce1" office:value-type="float" office:value="1.11183697175E-016" calcext:value-type="float">
            <text:p>1.11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xcarry_chain_mux_2_pmos</text:p>
          </table:table-cell>
          <table:table-cell table:style-name="ce1" office:value-type="float" office:value="7.00238658508E-017" calcext:value-type="float">
            <text:p>7.0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sb_mux_1_nmo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nand2_xcarry_chain_and_3_pmos</text:p>
          </table:table-cell>
          <table:table-cell table:style-name="ce1" office:value-type="float" office:value="0.00000036" calcext:value-type="float">
            <text:p>3.6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1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lut_mux_1_nmos</text:p>
          </table:table-cell>
          <table:table-cell table:style-name="ce1" office:value-type="float" office:value="4.63246210207E-016" calcext:value-type="float">
            <text:p>4.63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f_driver_no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out_buffer_cap</text:p>
          </table:table-cell>
          <table:table-cell office:value-type="float" office:value="7.88104613089" calcext:value-type="float">
            <text:p>7.8810461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gen_routing_res</text:p>
          </table:table-cell>
          <table:table-cell table:style-name="ce1" office:value-type="float" office:value="1.4940996032E-017" calcext:value-type="float">
            <text:p>1.49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lut_c_driver_pmos</text:p>
          </table:table-cell>
          <table:table-cell office:value-type="float" office:value="1049.66193676" calcext:value-type="float">
            <text:p>1049.66193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0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mux_L2_res</text:p>
          </table:table-cell>
          <table:table-cell office:value-type="float" office:value="11.3066836297" calcext:value-type="float">
            <text:p>11.306683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b_mux_1_pmos</text:p>
          </table:table-cell>
          <table:table-cell office:value-type="float" office:value="61.3920564908" calcext:value-type="float">
            <text:p>61.3920564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e_driver_2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lut_int_buffer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sb_mux_L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mux_2_pmos</text:p>
          </table:table-cell>
          <table:table-cell table:style-name="ce1" office:value-type="float" office:value="0.000000135" calcext:value-type="float">
            <text:p>1.3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ocal_mux_L2_nmo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ire_lut_c_driver_0_rsel_cap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wire_lut_e_driver_load_res</text:p>
          </table:table-cell>
          <table:table-cell table:style-name="ce1" office:value-type="float" office:value="4.85458040651E-016" calcext:value-type="float">
            <text:p>4.85E-1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wire_lut_L4_cap</text:p>
          </table:table-cell>
          <table:table-cell office:value-type="float" office:value="280.572651817" calcext:value-type="float">
            <text:p>280.5726518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v_ff_cc2_1_nmos</text:p>
          </table:table-cell>
          <table:table-cell table:style-name="ce1" office:value-type="float" office:value="1.44362581683E-016" calcext:value-type="float">
            <text:p>1.44E-1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lut_b_driver_not_1_pmos</text:p>
          </table:table-cell>
          <table:table-cell table:style-name="ce1" office:value-type="float" office:value="0.000000045" calcext:value-type="float">
            <text:p>4.5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v_carry_chain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wire_lut_c_driver_load_cap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carry_chain_inter_2_nmos</text:p>
          </table:table-cell>
          <table:table-cell table:style-name="ce1" office:value-type="float" office:value="4.47790369977E-016" calcext:value-type="float">
            <text:p>4.48E-16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gate_ff_2_nmo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re_ff_cc1_out_cap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xcarry_chain_mux_driver_res</text:p>
          </table:table-cell>
          <table:table-cell table:style-name="ce1" office:value-type="float" office:value="1.34519600694E-017" calcext:value-type="float">
            <text:p>1.35E-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flut_mux_2_pmos</text:p>
          </table:table-cell>
          <table:table-cell office:value-type="float" office:value="7.38979909085" calcext:value-type="float">
            <text:p>7.3897990908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xcarry_chain_and_1_cap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wire_lut_d_driver_not_cap</text:p>
          </table:table-cell>
          <table:table-cell table:style-name="ce1" office:value-type="float" office:value="6.49967166782E-016" calcext:value-type="float">
            <text:p>6.50E-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v_lut_b_driver_not_1_nmos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local_ble_output_2_p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nv_lut_a_driver_not_1_pmos</text:p>
          </table:table-cell>
          <table:table-cell table:style-name="ce1" office:value-type="float" office:value="0.00000018" calcext:value-type="float">
            <text:p>1.80E-0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wire_sb_load_partial_cap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gen_routing_cap</text:p>
          </table:table-cell>
          <table:table-cell table:style-name="ce1" office:value-type="float" office:value="1.46027441278E-015" calcext:value-type="float">
            <text:p>1.46E-1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gate_carry_chain_2_nmos</text:p>
          </table:table-cell>
          <table:table-cell table:style-name="ce1" office:value-type="float" office:value="0.0000000000000143524113713" calcext:value-type="float">
            <text:p>1.44E-1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c_driver_0_rsel_re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ff_cc1_2_nmos</text:p>
          </table:table-cell>
          <table:table-cell office:value-type="float" office:value="304.174138042" calcext:value-type="float">
            <text:p>304.17413804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v_sb_mux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L2_res</text:p>
          </table:table-cell>
          <table:table-cell table:style-name="ce1" office:value-type="float" office:value="0.00000018" calcext:value-type="float">
            <text:p>1.80E-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tran_xcarry_chain_mux_nmos</text:p>
          </table:table-cell>
          <table:table-cell office:value-type="float" office:value="22.6133672593" calcext:value-type="float">
            <text:p>22.613367259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t_lut_out_buffer_pmo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nv_lut_d_driver_not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ff_input_ou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v_nand2_xcarry_chain_and_3_nmos</text:p>
          </table:table-cell>
          <table:table-cell office:value-type="float" office:value="9.00081438743" calcext:value-type="float">
            <text:p>9.000814387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to_flut_mux_re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nv_lut_a_driver_not_2_pmos</text:p>
          </table:table-cell>
          <table:table-cell office:value-type="float" office:value="140.286325908" calcext:value-type="float">
            <text:p>140.286325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est_xcarry_chain_mux_pmos</text:p>
          </table:table-cell>
          <table:table-cell table:style-name="ce1" office:value-type="float" office:value="0.00000009" calcext:value-type="float">
            <text:p>9.0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nv_carry_chain_inter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lut_c_driver_0_n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wire_lut_b_driver_load_res</text:p>
          </table:table-cell>
          <table:table-cell table:style-name="ce1" office:value-type="float" office:value="0.00000009" calcext:value-type="float">
            <text:p>9.0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int_buffer_out_res</text:p>
          </table:table-cell>
          <table:table-cell office:value-type="float" office:value="280.572651817" calcext:value-type="float">
            <text:p>280.5726518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a_driver_cap</text:p>
          </table:table-cell>
          <table:table-cell office:value-type="float" office:value="8.27302965949" calcext:value-type="float">
            <text:p>8.2730296594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nv_cb_mux_1_nmos</text:p>
          </table:table-cell>
          <table:table-cell table:style-name="ce1" office:value-type="float" office:value="3.4476960796E-017" calcext:value-type="float">
            <text:p>3.45E-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carry_chain_inter_1_re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re_sb_load_on_cap</text:p>
          </table:table-cell>
          <table:table-cell office:value-type="float" office:value="914.966224923" calcext:value-type="float">
            <text:p>914.96622492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carry_chain_mux_driver_cap</text:p>
          </table:table-cell>
          <table:table-cell table:style-name="ce1" office:value-type="float" office:value="1.46027441278E-015" calcext:value-type="float">
            <text:p>1.46E-1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v_lut_c_driver_2_nmos</text:p>
          </table:table-cell>
          <table:table-cell table:style-name="ce1" office:value-type="float" office:value="1.17940249968E-017" calcext:value-type="float">
            <text:p>1.18E-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lut_int_buffer_1_pmo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re_lut_L1_re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re_lut_sram_driver_out_cap</text:p>
          </table:table-cell>
          <table:table-cell office:value-type="float" office:value="11.3066836297" calcext:value-type="float">
            <text:p>11.306683629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ire_carry_chain_4_res</text:p>
          </table:table-cell>
          <table:table-cell table:style-name="ce1" office:value-type="float" office:value="1.27712902075E-017" calcext:value-type="float">
            <text:p>1.28E-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t_local_ble_output_pmos</text:p>
          </table:table-cell>
          <table:table-cell office:value-type="float" office:value="31.838146753" calcext:value-type="float">
            <text:p>31.83814675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L3_cap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ff_cc2_2_nmos</text:p>
          </table:table-cell>
          <table:table-cell table:style-name="ce1" office:value-type="float" office:value="7.21812908414E-017" calcext:value-type="float">
            <text:p>7.22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f_driver_not_2_p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wire_carry_chain_1_re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gate_carry_chain_1_nmos</text:p>
          </table:table-cell>
          <table:table-cell office:value-type="float" office:value="290.256839709" calcext:value-type="float">
            <text:p>290.256839709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output_load_2_re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re_flut_mux_res</text:p>
          </table:table-cell>
          <table:table-cell office:value-type="float" office:value="60.7427895726" calcext:value-type="float">
            <text:p>60.742789572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v_lut_c_driver_not_2_nmos</text:p>
          </table:table-cell>
          <table:table-cell office:value-type="float" office:value="11.3066836297" calcext:value-type="float">
            <text:p>11.306683629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inv_lut_e_driver_not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nv_lut_f_driver_2_nmos</text:p>
          </table:table-cell>
          <table:table-cell table:style-name="ce1" office:value-type="float" office:value="0.00000009" calcext:value-type="float">
            <text:p>9.0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sb_mux_driver_cap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tran_lut_L2_nmos</text:p>
          </table:table-cell>
          <table:table-cell table:style-name="ce1" office:value-type="float" office:value="2.01248466479E-017" calcext:value-type="float">
            <text:p>2.01E-1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cb_mux_L2_res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wire_sb_load_off_cap</text:p>
          </table:table-cell>
          <table:table-cell office:value-type="float" office:value="100.891191057" calcext:value-type="float">
            <text:p>100.89119105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ff_input_out_cap</text:p>
          </table:table-cell>
          <table:table-cell table:style-name="ce1" office:value-type="float" office:value="1.46027441278E-015" calcext:value-type="float">
            <text:p>1.46E-1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local_mux_L2_res</text:p>
          </table:table-cell>
          <table:table-cell table:style-name="ce1" office:value-type="float" office:value="1.43651848409E-017" calcext:value-type="float">
            <text:p>1.44E-1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inv_ff_output_driver_pmos</text:p>
          </table:table-cell>
          <table:table-cell office:value-type="float" office:value="69.6645279731" calcext:value-type="float">
            <text:p>69.664527973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carry_chain_mux_1_nmos</text:p>
          </table:table-cell>
          <table:table-cell table:style-name="ce1" office:value-type="float" office:value="0.0000004365" calcext:value-type="float">
            <text:p>4.37E-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v_xcarry_chain_and_2_p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v_lut_a_driver_not_2_nmos</text:p>
          </table:table-cell>
          <table:table-cell table:style-name="ce1" office:value-type="float" office:value="0.000000045" calcext:value-type="float">
            <text:p>4.5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ire_local_ble_output_cap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re_cb_mux_driver_cap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est_general_ble_output_pmos</text:p>
          </table:table-cell>
          <table:table-cell table:style-name="ce1" office:value-type="float" office:value="1.64198732528E-017" calcext:value-type="float">
            <text:p>1.64E-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ire_cb_load_on_cap</text:p>
          </table:table-cell>
          <table:table-cell table:style-name="ce1" office:value-type="float" office:value="0.000000045" calcext:value-type="float">
            <text:p>4.5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wire_sb_mux_L1_res</text:p>
          </table:table-cell>
          <table:table-cell table:style-name="ce1" office:value-type="float" office:value="1.46027441278E-015" calcext:value-type="float">
            <text:p>1.46E-1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ire_lut_to_flut_mux_cap</text:p>
          </table:table-cell>
          <table:table-cell office:value-type="float" office:value="61.3920564908" calcext:value-type="float">
            <text:p>61.3920564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carry_chain_mux_1_pmos</text:p>
          </table:table-cell>
          <table:table-cell table:style-name="ce1" office:value-type="float" office:value="2.23895184988E-016" calcext:value-type="float">
            <text:p>2.24E-1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v_xcarry_chain_and_2_nmos</text:p>
          </table:table-cell>
          <table:table-cell table:style-name="ce1" office:value-type="float" office:value="0.000000045" calcext:value-type="float">
            <text:p>4.50E-0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v_ff_input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_lut_int_buffer_1_nmos</text:p>
          </table:table-cell>
          <table:table-cell table:style-name="ce1" office:value-type="float" office:value="0.000000369" calcext:value-type="float">
            <text:p>3.69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ff_input_select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e_driver_load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xcarry_chain_and_4_pmos</text:p>
          </table:table-cell>
          <table:table-cell table:style-name="ce1" office:value-type="float" office:value="4.47790369977E-016" calcext:value-type="float">
            <text:p>4.48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input_selec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perf_1_pmos</text:p>
          </table:table-cell>
          <table:table-cell office:value-type="float" office:value="13.3121178481" calcext:value-type="float">
            <text:p>13.3121178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2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mux_cap</text:p>
          </table:table-cell>
          <table:table-cell office:value-type="float" office:value="51.1980299323" calcext:value-type="float">
            <text:p>51.1980299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1_cap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out_buffer_1_pmos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general_ble_output_cap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input_select_cap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cc1_out_res</text:p>
          </table:table-cell>
          <table:table-cell table:style-name="ce1" office:value-type="float" office:value="2.12459701179E-017" calcext:value-type="float">
            <text:p>2.12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2_cap</text:p>
          </table:table-cell>
          <table:table-cell office:value-type="float" office:value="8.42861383777" calcext:value-type="float">
            <text:p>8.42861383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f_driver_not_1_nmos</text:p>
          </table:table-cell>
          <table:table-cell table:style-name="ce1" office:value-type="float" office:value="8.17114020807E-017" calcext:value-type="float">
            <text:p>8.17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6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_ff_reset_nmos</text:p>
          </table:table-cell>
          <table:table-cell table:style-name="ce1" office:value-type="float" office:value="5.77450326731E-016" calcext:value-type="float">
            <text:p>5.77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b_driver_no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carry_chain_mux_pmos</text:p>
          </table:table-cell>
          <table:table-cell office:value-type="float" office:value="7.88104613089" calcext:value-type="float">
            <text:p>7.8810461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mux_L1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f_driver_load_res</text:p>
          </table:table-cell>
          <table:table-cell table:style-name="ce1" office:value-type="float" office:value="1.11183697175E-016" calcext:value-type="float">
            <text:p>1.11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mux_L1_res</text:p>
          </table:table-cell>
          <table:table-cell office:value-type="float" office:value="280.572651817" calcext:value-type="float">
            <text:p>280.572651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ocal_ble_output_2_nmos</text:p>
          </table:table-cell>
          <table:table-cell office:value-type="float" office:value="100.891191057" calcext:value-type="float">
            <text:p>100.891191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nand3_xcarry_chain_and_1_pmo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load_off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load_off_res</text:p>
          </table:table-cell>
          <table:table-cell office:value-type="float" office:value="914.966224923" calcext:value-type="float">
            <text:p>914.96622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3_res</text:p>
          </table:table-cell>
          <table:table-cell office:value-type="float" office:value="914.966224923" calcext:value-type="float">
            <text:p>914.96622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b_driver_not_2_nmos</text:p>
          </table:table-cell>
          <table:table-cell office:value-type="float" office:value="31.838146753" calcext:value-type="float">
            <text:p>31.838146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a_driver_re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cb_mux_L2_nmos</text:p>
          </table:table-cell>
          <table:table-cell office:value-type="float" office:value="21.6022785787" calcext:value-type="float">
            <text:p>21.60227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not_1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lut_mux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xcarry_chain_and_2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ble_output_driver_cap</text:p>
          </table:table-cell>
          <table:table-cell office:value-type="float" office:value="14.7795981817" calcext:value-type="float">
            <text:p>14.7795981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te_ff_2_pmos</text:p>
          </table:table-cell>
          <table:table-cell table:style-name="ce1" office:value-type="float" office:value="1.17940249968E-017" calcext:value-type="float">
            <text:p>1.18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b_driver_2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b_mux_2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cc2_2_pmos</text:p>
          </table:table-cell>
          <table:table-cell table:style-name="ce1" office:value-type="float" office:value="0.00000027" calcext:value-type="float">
            <text:p>2.7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d_driver_not_1_pmos</text:p>
          </table:table-cell>
          <table:table-cell table:style-name="ce1" office:value-type="float" office:value="0.0000000585" calcext:value-type="float">
            <text:p>5.85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d_driver_2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general_ble_output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_ff_reset_n_pmo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a_driver_load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mux_res</text:p>
          </table:table-cell>
          <table:table-cell office:value-type="float" office:value="280.572651817" calcext:value-type="float">
            <text:p>280.572651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general_ble_output_res</text:p>
          </table:table-cell>
          <table:table-cell office:value-type="float" office:value="11.3066836297" calcext:value-type="float">
            <text:p>11.306683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e_driver_cap</text:p>
          </table:table-cell>
          <table:table-cell office:value-type="float" office:value="11.3066836297" calcext:value-type="float">
            <text:p>11.306683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inter_1_cap</text:p>
          </table:table-cell>
          <table:table-cell table:style-name="ce1" office:value-type="float" office:value="3.4476960796E-017" calcext:value-type="float">
            <text:p>3.45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0_out_res</text:p>
          </table:table-cell>
          <table:table-cell table:style-name="ce1" office:value-type="float" office:value="1.46027441278E-015" calcext:value-type="float">
            <text:p>1.4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d_driver_cap</text:p>
          </table:table-cell>
          <table:table-cell office:value-type="float" office:value="7.01281749288" calcext:value-type="float">
            <text:p>7.01281749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ocal_mux_L1_nmos</text:p>
          </table:table-cell>
          <table:table-cell table:style-name="ce1" office:value-type="float" office:value="3.4476960796E-017" calcext:value-type="float">
            <text:p>3.45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inter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ocal_mux_1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d_driver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input_1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sram_driver_res</text:p>
          </table:table-cell>
          <table:table-cell table:style-name="ce1" office:value-type="float" office:value="0.000000135" calcext:value-type="float">
            <text:p>1.3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carry_chain_mux_nmos</text:p>
          </table:table-cell>
          <table:table-cell office:value-type="float" office:value="10.3509092852" calcext:value-type="float">
            <text:p>10.3509092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ut_L4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not_cap</text:p>
          </table:table-cell>
          <table:table-cell table:style-name="ce1" office:value-type="float" office:value="0.000000135" calcext:value-type="float">
            <text:p>1.3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lut_mux_2_nmos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ut_c_driver_0_nmo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e_driver_re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sb_mux_pmos</text:p>
          </table:table-cell>
          <table:table-cell office:value-type="float" office:value="21.6022785787" calcext:value-type="float">
            <text:p>21.60227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e_driver_no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d_driver_not_2_nmos</text:p>
          </table:table-cell>
          <table:table-cell office:value-type="float" office:value="7.88104613089" calcext:value-type="float">
            <text:p>7.8810461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load_partial_cap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int_buffer_cap</text:p>
          </table:table-cell>
          <table:table-cell table:style-name="ce1" office:value-type="float" office:value="1.46027441278E-015" calcext:value-type="float">
            <text:p>1.4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mux_L2_cap</text:p>
          </table:table-cell>
          <table:table-cell table:style-name="ce1" office:value-type="float" office:value="1.4940996032E-017" calcext:value-type="float">
            <text:p>1.49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out_buffer_res</text:p>
          </table:table-cell>
          <table:table-cell table:style-name="ce1" office:value-type="float" office:value="1.61021052758E-016" calcext:value-type="float">
            <text:p>1.61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6_res</text:p>
          </table:table-cell>
          <table:table-cell office:value-type="float" office:value="9.36160122808" calcext:value-type="float">
            <text:p>9.36160122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not_1_pmos</text:p>
          </table:table-cell>
          <table:table-cell office:value-type="float" office:value="361.813876149" calcext:value-type="float">
            <text:p>361.813876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cc2_ou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cb_mux_pmos</text:p>
          </table:table-cell>
          <table:table-cell office:value-type="float" office:value="9.39849009089" calcext:value-type="float">
            <text:p>9.39849009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output_load_2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lut_mux_driver_res</text:p>
          </table:table-cell>
          <table:table-cell table:style-name="ce1" office:value-type="float" office:value="9.69447166001E-017" calcext:value-type="float">
            <text:p>9.69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general_ble_output_driver_cap</text:p>
          </table:table-cell>
          <table:table-cell office:value-type="float" office:value="7.38979909085" calcext:value-type="float">
            <text:p>7.38979909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output_driver_nmos</text:p>
          </table:table-cell>
          <table:table-cell table:style-name="ce1" office:value-type="float" office:value="1.17940249968E-017" calcext:value-type="float">
            <text:p>1.18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ble_output_re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0_pmos</text:p>
          </table:table-cell>
          <table:table-cell office:value-type="float" office:value="11.3066836297" calcext:value-type="float">
            <text:p>11.306683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mux_L1_cap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lut_mux_driver_cap</text:p>
          </table:table-cell>
          <table:table-cell table:style-name="ce1" office:value-type="float" office:value="1.61021052758E-016" calcext:value-type="float">
            <text:p>1.61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ff_input_select_nmos</text:p>
          </table:table-cell>
          <table:table-cell table:style-name="ce1" office:value-type="float" office:value="1.17940249968E-017" calcext:value-type="float">
            <text:p>1.18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a_driver_2_pmos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xcarry_chain_mux_cap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int_buffer_2_nmos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a_driver_load_cap</text:p>
          </table:table-cell>
          <table:table-cell table:style-name="ce1" office:value-type="float" office:value="0.00000018" calcext:value-type="float">
            <text:p>1.8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ble_outputs_cap</text:p>
          </table:table-cell>
          <table:table-cell table:style-name="ce1" office:value-type="float" office:value="4.47790369977E-016" calcext:value-type="float">
            <text:p>4.48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load_on_res</text:p>
          </table:table-cell>
          <table:table-cell table:style-name="ce1" office:value-type="float" office:value="2.37654450218E-016" calcext:value-type="float">
            <text:p>2.38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c_driver_not_2_pmos</text:p>
          </table:table-cell>
          <table:table-cell office:value-type="float" office:value="914.966224923" calcext:value-type="float">
            <text:p>914.96622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2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load_partial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sram_driver_cap</text:p>
          </table:table-cell>
          <table:table-cell office:value-type="float" office:value="914.966224923" calcext:value-type="float">
            <text:p>914.96622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cc1_2_pmos</text:p>
          </table:table-cell>
          <table:table-cell table:style-name="ce1" office:value-type="float" office:value="1.65199190599E-017" calcext:value-type="float">
            <text:p>1.65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_flut_mux_pmos</text:p>
          </table:table-cell>
          <table:table-cell table:style-name="ce1" office:value-type="float" office:value="0.0000000585" calcext:value-type="float">
            <text:p>5.85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0_out_cap</text:p>
          </table:table-cell>
          <table:table-cell office:value-type="float" office:value="7.88104613089" calcext:value-type="float">
            <text:p>7.8810461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d_driver_load_cap</text:p>
          </table:table-cell>
          <table:table-cell table:style-name="ce1" office:value-type="float" office:value="1.11923671797E-017" calcext:value-type="float">
            <text:p>1.12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te_carry_chain_2_pmos</text:p>
          </table:table-cell>
          <table:table-cell table:style-name="ce1" office:value-type="float" office:value="4.47790369977E-016" calcext:value-type="float">
            <text:p>4.48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xcarry_chain_mux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sram_driver_out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3_res</text:p>
          </table:table-cell>
          <table:table-cell office:value-type="float" office:value="8.00212555003" calcext:value-type="float">
            <text:p>8.00212555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perf_1_nmos</text:p>
          </table:table-cell>
          <table:table-cell office:value-type="float" office:value="45.2267345186" calcext:value-type="float">
            <text:p>45.2267345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5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b_driver_2_nmos</text:p>
          </table:table-cell>
          <table:table-cell table:style-name="ce1" office:value-type="float" office:value="8.17114020807E-017" calcext:value-type="float">
            <text:p>8.17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b_mux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a_driver_2_nmos</text:p>
          </table:table-cell>
          <table:table-cell table:style-name="ce1" office:value-type="float" office:value="0.00000054" calcext:value-type="float">
            <text:p>5.4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ble_output_feedback_re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d_driver_res</text:p>
          </table:table-cell>
          <table:table-cell office:value-type="float" office:value="1273.52587012" calcext:value-type="float">
            <text:p>1273.5258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e_driver_not_2_nmos</text:p>
          </table:table-cell>
          <table:table-cell office:value-type="float" office:value="21.6022785787" calcext:value-type="float">
            <text:p>21.60227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sb_mux_driver_re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routing_cap</text:p>
          </table:table-cell>
          <table:table-cell office:value-type="float" office:value="12.609653914" calcext:value-type="float">
            <text:p>12.609653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general_ble_output_2_nmos</text:p>
          </table:table-cell>
          <table:table-cell table:style-name="ce1" office:value-type="float" office:value="2.03253102846E-015" calcext:value-type="float">
            <text:p>2.03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a_driver_not_re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lut_mux_cap</text:p>
          </table:table-cell>
          <table:table-cell office:value-type="float" office:value="7.88104613089" calcext:value-type="float">
            <text:p>7.8810461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f_driver_res</text:p>
          </table:table-cell>
          <table:table-cell table:style-name="ce1" office:value-type="float" office:value="1.80453227103E-017" calcext:value-type="float">
            <text:p>1.80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ut_L5_nmos</text:p>
          </table:table-cell>
          <table:table-cell office:value-type="float" office:value="21.6022785787" calcext:value-type="float">
            <text:p>21.60227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L5_res</text:p>
          </table:table-cell>
          <table:table-cell table:style-name="ce1" office:value-type="float" office:value="0.000000135" calcext:value-type="float">
            <text:p>1.3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ocal_mux_1_pmos</text:p>
          </table:table-cell>
          <table:table-cell office:value-type="float" office:value="180.906938074" calcext:value-type="float">
            <text:p>180.906938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xcarry_chain_and_4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4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ble_outputs_res</text:p>
          </table:table-cell>
          <table:table-cell table:style-name="ce1" office:value-type="float" office:value="5.08132757115E-017" calcext:value-type="float">
            <text:p>5.08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_ff_set_n_pmos</text:p>
          </table:table-cell>
          <table:table-cell office:value-type="float" office:value="148.907488379" calcext:value-type="float">
            <text:p>148.907488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inter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ble_output_driver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xcarry_chain_and_1_res</text:p>
          </table:table-cell>
          <table:table-cell office:value-type="float" office:value="7.38979909085" calcext:value-type="float">
            <text:p>7.38979909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arry_chain_5_res</text:p>
          </table:table-cell>
          <table:table-cell office:value-type="float" office:value="407.250856215" calcext:value-type="float">
            <text:p>407.25085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b_driver_res</text:p>
          </table:table-cell>
          <table:table-cell office:value-type="float" office:value="51.1980299323" calcext:value-type="float">
            <text:p>51.1980299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load_res</text:p>
          </table:table-cell>
          <table:table-cell office:value-type="float" office:value="21.6022785787" calcext:value-type="float">
            <text:p>21.60227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general_ble_output_nmos</text:p>
          </table:table-cell>
          <table:table-cell office:value-type="float" office:value="280.572651817" calcext:value-type="float">
            <text:p>280.572651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ff_tgate_1_out_re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int_buffer_res</text:p>
          </table:table-cell>
          <table:table-cell office:value-type="float" office:value="8.42861383777" calcext:value-type="float">
            <text:p>8.42861383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xcarry_chain_and_2_cap</text:p>
          </table:table-cell>
          <table:table-cell office:value-type="float" office:value="9.36160122808" calcext:value-type="float">
            <text:p>9.36160122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a_driver_not_1_nmos</text:p>
          </table:table-cell>
          <table:table-cell table:style-name="ce1" office:value-type="float" office:value="2.35880499936E-017" calcext:value-type="float">
            <text:p>2.3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general_ble_output_driver_re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cb_mux_L1_nmos</text:p>
          </table:table-cell>
          <table:table-cell office:value-type="float" office:value="7.38979909085" calcext:value-type="float">
            <text:p>7.38979909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sb_mux_2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b_driver_not_2_pmos</text:p>
          </table:table-cell>
          <table:table-cell table:style-name="ce1" office:value-type="float" office:value="0.0000009" calcext:value-type="float">
            <text:p>9.0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f_driver_not_1_p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out_buffer_1_n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te_ff_1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cb_load_off_cap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n_lut_L1_nmos</text:p>
          </table:table-cell>
          <table:table-cell table:style-name="ce1" office:value-type="float" office:value="1.46027441278E-015" calcext:value-type="float">
            <text:p>1.4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ocal_routing_re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0sram_driver_2_pmos</text:p>
          </table:table-cell>
          <table:table-cell office:value-type="float" office:value="1273.52587012" calcext:value-type="float">
            <text:p>1273.5258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c_driver_cap</text:p>
          </table:table-cell>
          <table:table-cell table:style-name="ce1" office:value-type="float" office:value="0.00000027" calcext:value-type="float">
            <text:p>2.7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xcarry_chain_mux_driver_cap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output_load_1_res</text:p>
          </table:table-cell>
          <table:table-cell table:style-name="ce1" office:value-type="float" office:value="1.17940249968E-017" calcext:value-type="float">
            <text:p>1.18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ut_f_driver_not_2_nmos</text:p>
          </table:table-cell>
          <table:table-cell office:value-type="float" office:value="43.8749536602" calcext:value-type="float">
            <text:p>43.8749536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local_ble_output_1_nmos</text:p>
          </table:table-cell>
          <table:table-cell table:style-name="ce1" office:value-type="float" office:value="0.00000009" calcext:value-type="float">
            <text:p>9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ff_cc2_1_pmos</text:p>
          </table:table-cell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_lut_f_driver_not_cap</text:p>
          </table:table-cell>
          <table:table-cell table:style-name="ce1" office:value-type="float" office:value="0.0000000585" calcext:value-type="float">
            <text:p>5.85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carry_chain_mux_2_nmos</text:p>
          </table:table-cell>
          <table:table-cell table:style-name="ce1" office:value-type="float" office:value="1.25780490005E-017" calcext:value-type="float">
            <text:p>1.26E-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_general_ble_output_1_pmos</text:p>
          </table:table-cell>
          <table:table-cell table:style-name="ce1" office:value-type="float" office:value="0.000000225" calcext:value-type="float">
            <text:p>2.25E-0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00045" calcext:value-type="float">
            <text:p>4.50E-08</text:p>
          </table:table-cell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97">
          <table:table-cell table:number-columns-repeated="6"/>
        </table:table-row>
        <table:table-row table:style-name="ro1">
          <table:table-cell office:value-type="string" calcext:value-type="string">
            <text:p>.ENDDATA</text:p>
          </table:table-cell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5" table:default-cell-style-name="ce1"/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int_buffer_out_cap <text:s text:c="11"/></text:p>
          </table:table-cell>
          <table:table-cell office:value-type="string" calcext:value-type="string">
            <text:p>=</text:p>
          </table:table-cell>
          <table:table-cell office:value-type="float" office:value="1.32036497074E-017" calcext:value-type="float">
            <text:p>1.32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out_buffer_2_n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a_driver_no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3_cap <text:s text:c="16"/></text:p>
          </table:table-cell>
          <table:table-cell office:value-type="string" calcext:value-type="string">
            <text:p>=</text:p>
          </table:table-cell>
          <table:table-cell office:value-type="float" office:value="5.08132757115E-017" calcext:value-type="float">
            <text:p>5.0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1_1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135" calcext:value-type="float">
            <text:p>1.3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ocal_ble_output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out_buffer_2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27" calcext:value-type="float">
            <text:p>2.7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flut_mux_n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no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load_partial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d_driver_no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e_driver_no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tgate_1_out_cap <text:s text:c="15"/></text:p>
          </table:table-cell>
          <table:table-cell office:value-type="string" calcext:value-type="string">
            <text:p>=</text:p>
          </table:table-cell>
          <table:table-cell office:value-type="float" office:value="1.34519600694E-017" calcext:value-type="float">
            <text:p>1.3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d_driver_load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80.572651817" calcext:value-type="float">
            <text:p>280.57265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f_driver_load_cap <text:s text:c="12"/></text:p>
          </table:table-cell>
          <table:table-cell office:value-type="string" calcext:value-type="string">
            <text:p>=</text:p>
          </table:table-cell>
          <table:table-cell office:value-type="float" office:value="4.47790369977E-016" calcext:value-type="float">
            <text:p>4.4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ut_L3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mux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b_driver_load_cap <text:s text:c="12"/></text:p>
          </table:table-cell>
          <table:table-cell office:value-type="string" calcext:value-type="string">
            <text:p>=</text:p>
          </table:table-cell>
          <table:table-cell office:value-type="float" office:value="4.47790369977E-016" calcext:value-type="float">
            <text:p>4.4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e_driver_no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tgate_2_out_res <text:s text:c="15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47330364461" calcext:value-type="float">
            <text:p>7.47330364461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1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d_driver_no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f_driver_2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ff_1_pmos <text:s text:c="23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4_res <text:s text:c="2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0.4534690372" calcext:value-type="float">
            <text:p>90.4534690372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int_buffer_2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27" calcext:value-type="float">
            <text:p>2.7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1_pmos <text:s text:c="16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general_ble_output_1_nmos <text:s text:c="9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f_driver_cap <text:s text:c="17"/></text:p>
          </table:table-cell>
          <table:table-cell office:value-type="string" calcext:value-type="string">
            <text:p>=</text:p>
          </table:table-cell>
          <table:table-cell office:value-type="float" office:value="3.4476960796E-017" calcext:value-type="float">
            <text:p>3.4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cc2_out_cap <text:s text:c="19"/></text:p>
          </table:table-cell>
          <table:table-cell office:value-type="string" calcext:value-type="string">
            <text:p>=</text:p>
          </table:table-cell>
          <table:table-cell office:value-type="float" office:value="1.49998701861E-017" calcext:value-type="float">
            <text:p>1.5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2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1_1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load_on_res <text:s text:c="19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0_cap <text:s text:c="15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mux_L1_cap <text:s text:c="20"/></text:p>
          </table:table-cell>
          <table:table-cell office:value-type="string" calcext:value-type="string">
            <text:p>=</text:p>
          </table:table-cell>
          <table:table-cell office:value-type="float" office:value="9.79809383117E-017" calcext:value-type="float">
            <text:p>9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e_driver_2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ocal_ble_outpu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mux_L1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69.6645279731" calcext:value-type="float">
            <text:p>69.6645279731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5_cap <text:s text:c="23"/></text:p>
          </table:table-cell>
          <table:table-cell office:value-type="string" calcext:value-type="string">
            <text:p>=</text:p>
          </table:table-cell>
          <table:table-cell office:value-type="float" office:value="2.88725163366E-016" calcext:value-type="float">
            <text:p>2.89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mux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sb_mux_2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45" calcext:value-type="float">
            <text:p>4.5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e_driver_no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nand3_xcarry_chain_and_1_nmos <text:s text:c="5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b_driver_cap <text:s text:c="17"/></text:p>
          </table:table-cell>
          <table:table-cell office:value-type="string" calcext:value-type="string">
            <text:p>=</text:p>
          </table:table-cell>
          <table:table-cell office:value-type="float" office:value="3.4476960796E-017" calcext:value-type="float">
            <text:p>3.4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carry_chain_1_pmos <text:s text:c="14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mux_L2_cap <text:s text:c="20"/></text:p>
          </table:table-cell>
          <table:table-cell office:value-type="string" calcext:value-type="string">
            <text:p>=</text:p>
          </table:table-cell>
          <table:table-cell office:value-type="float" office:value="9.79809383117E-017" calcext:value-type="float">
            <text:p>9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2_cap <text:s text:c="23"/></text:p>
          </table:table-cell>
          <table:table-cell office:value-type="string" calcext:value-type="string">
            <text:p>=</text:p>
          </table:table-cell>
          <table:table-cell office:value-type="float" office:value="3.60906454207E-017" calcext:value-type="float">
            <text:p>3.61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ble_output_feedback_cap <text:s text:c="4"/></text:p>
          </table:table-cell>
          <table:table-cell office:value-type="string" calcext:value-type="string">
            <text:p>=</text:p>
          </table:table-cell>
          <table:table-cell office:value-type="float" office:value="2.03253102846E-015" calcext:value-type="float">
            <text:p>2.03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0sram_driver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ran_ff_set_nmos <text:s text:c="2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tgate_2_out_cap <text:s text:c="15"/></text:p>
          </table:table-cell>
          <table:table-cell office:value-type="string" calcext:value-type="string">
            <text:p>=</text:p>
          </table:table-cell>
          <table:table-cell office:value-type="float" office:value="1.19272971984E-017" calcext:value-type="float">
            <text:p>1.19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mux_driver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0.2882234409" calcext:value-type="float">
            <text:p>10.288223440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b_driver_no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local_mux_p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sb_mux_L2_n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mux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mux_driver_res <text:s text:c="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38979909085" calcext:value-type="float">
            <text:p>7.38979909085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mux_L2_cap <text:s text:c="17"/></text:p>
          </table:table-cell>
          <table:table-cell office:value-type="string" calcext:value-type="string">
            <text:p>=</text:p>
          </table:table-cell>
          <table:table-cell office:value-type="float" office:value="1.11183697175E-016" calcext:value-type="float">
            <text:p>1.11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output_load_1_cap <text:s text:c="12"/></text:p>
          </table:table-cell>
          <table:table-cell office:value-type="string" calcext:value-type="string">
            <text:p>=</text:p>
          </table:table-cell>
          <table:table-cell office:value-type="float" office:value="7.00238658508E-017" calcext:value-type="float">
            <text:p>7.0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mux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sb_mux_1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36" calcext:value-type="float">
            <text:p>3.6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nand2_xcarry_chain_and_3_pmos <text:s text:c="5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1_cap <text:s text:c="16"/></text:p>
          </table:table-cell>
          <table:table-cell office:value-type="string" calcext:value-type="string">
            <text:p>=</text:p>
          </table:table-cell>
          <table:table-cell office:value-type="float" office:value="4.63246210207E-016" calcext:value-type="float">
            <text:p>4.63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lut_mux_1_n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f_driver_no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out_buffer_cap <text:s text:c="15"/></text:p>
          </table:table-cell>
          <table:table-cell office:value-type="string" calcext:value-type="string">
            <text:p>=</text:p>
          </table:table-cell>
          <table:table-cell office:value-type="float" office:value="1.4940996032E-017" calcext:value-type="float">
            <text:p>1.49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gen_routing_res <text:s text:c="18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049.66193676" calcext:value-type="float">
            <text:p>1049.66193676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lut_c_driver_pmos <text:s text:c="16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0_res <text:s text:c="15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mux_L2_res <text:s text:c="2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61.3920564908" calcext:value-type="float">
            <text:p>61.3920564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b_mux_1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2_pmos <text:s text:c="16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e_driver_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lut_int_buffer_pmos <text:s text:c="14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sb_mux_L1_n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135" calcext:value-type="float">
            <text:p>1.3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mux_2_p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ocal_mux_L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0_rsel_cap <text:s text:c="10"/></text:p>
          </table:table-cell>
          <table:table-cell office:value-type="string" calcext:value-type="string">
            <text:p>=</text:p>
          </table:table-cell>
          <table:table-cell office:value-type="float" office:value="4.85458040651E-016" calcext:value-type="float">
            <text:p>4.85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e_driver_load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80.572651817" calcext:value-type="float">
            <text:p>280.57265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4_cap <text:s text:c="23"/></text:p>
          </table:table-cell>
          <table:table-cell office:value-type="string" calcext:value-type="string">
            <text:p>=</text:p>
          </table:table-cell>
          <table:table-cell office:value-type="float" office:value="1.44362581683E-016" calcext:value-type="float">
            <text:p>1.44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2_1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b_driver_no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1_nmos <text:s text:c="16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load_cap <text:s text:c="12"/></text:p>
          </table:table-cell>
          <table:table-cell office:value-type="string" calcext:value-type="string">
            <text:p>=</text:p>
          </table:table-cell>
          <table:table-cell office:value-type="float" office:value="4.47790369977E-016" calcext:value-type="float">
            <text:p>4.4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inter_2_nmos <text:s text:c="10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ff_2_nmos <text:s text:c="23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cc1_out_cap <text:s text:c="19"/></text:p>
          </table:table-cell>
          <table:table-cell office:value-type="string" calcext:value-type="string">
            <text:p>=</text:p>
          </table:table-cell>
          <table:table-cell office:value-type="float" office:value="1.34519600694E-017" calcext:value-type="float">
            <text:p>1.3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mux_driver_res <text:s text:c="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38979909085" calcext:value-type="float">
            <text:p>7.38979909085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lut_mux_2_p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and_1_cap <text:s text:c="11"/></text:p>
          </table:table-cell>
          <table:table-cell office:value-type="string" calcext:value-type="string">
            <text:p>=</text:p>
          </table:table-cell>
          <table:table-cell office:value-type="float" office:value="6.49967166782E-016" calcext:value-type="float">
            <text:p>6.50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d_driver_no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b_driver_no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ocal_ble_outpu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a_driver_no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load_partial_cap <text:s text:c="14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gen_routing_cap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0000000143524113713" calcext:value-type="float">
            <text:p>1.44E-14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carry_chain_2_nmos <text:s text:c="14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0_rsel_res <text:s text:c="1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304.174138042" calcext:value-type="float">
            <text:p>304.174138042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1_2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sb_mux_1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2_res <text:s text:c="2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2.6133672593" calcext:value-type="float">
            <text:p>22.613367259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xcarry_chain_mux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lut_out_buffer_pmos <text:s text:c="14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d_driver_no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input_out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.00081438743" calcext:value-type="float">
            <text:p>9.0008143874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nand2_xcarry_chain_and_3_nmos <text:s text:c="5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to_flut_mux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40.286325908" calcext:value-type="float">
            <text:p>140.286325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a_driver_no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xcarry_chain_mux_p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inter_1_nmos <text:s text:c="10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0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b_driver_load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80.572651817" calcext:value-type="float">
            <text:p>280.57265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int_buffer_out_res <text:s text:c="11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8.27302965949" calcext:value-type="float">
            <text:p>8.2730296594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a_driver_cap <text:s text:c="17"/></text:p>
          </table:table-cell>
          <table:table-cell office:value-type="string" calcext:value-type="string">
            <text:p>=</text:p>
          </table:table-cell>
          <table:table-cell office:value-type="float" office:value="3.4476960796E-017" calcext:value-type="float">
            <text:p>3.4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b_mux_1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inter_1_res <text:s text:c="1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load_on_cap <text:s text:c="19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mux_driver_cap <text:s text:c="7"/></text:p>
          </table:table-cell>
          <table:table-cell office:value-type="string" calcext:value-type="string">
            <text:p>=</text:p>
          </table:table-cell>
          <table:table-cell office:value-type="float" office:value="1.17940249968E-017" calcext:value-type="float">
            <text:p>1.1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int_buffer_1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1_res <text:s text:c="2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sram_driver_out_cap <text:s text:c="10"/></text:p>
          </table:table-cell>
          <table:table-cell office:value-type="string" calcext:value-type="string">
            <text:p>=</text:p>
          </table:table-cell>
          <table:table-cell office:value-type="float" office:value="1.27712902075E-017" calcext:value-type="float">
            <text:p>1.2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4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31.838146753" calcext:value-type="float">
            <text:p>31.83814675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local_ble_output_p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3_cap <text:s text:c="23"/></text:p>
          </table:table-cell>
          <table:table-cell office:value-type="string" calcext:value-type="string">
            <text:p>=</text:p>
          </table:table-cell>
          <table:table-cell office:value-type="float" office:value="7.21812908414E-017" calcext:value-type="float">
            <text:p>7.22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2_2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f_driver_no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1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90.256839709" calcext:value-type="float">
            <text:p>290.25683970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carry_chain_1_nmos <text:s text:c="14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output_load_2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60.7427895726" calcext:value-type="float">
            <text:p>60.7427895726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lut_mux_res <text:s text:c="21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no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e_driver_no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f_driver_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mux_driver_cap <text:s text:c="16"/></text:p>
          </table:table-cell>
          <table:table-cell office:value-type="string" calcext:value-type="string">
            <text:p>=</text:p>
          </table:table-cell>
          <table:table-cell office:value-type="float" office:value="2.01248466479E-017" calcext:value-type="float">
            <text:p>2.01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ut_L2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mux_L2_res <text:s text:c="2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00.891191057" calcext:value-type="float">
            <text:p>100.89119105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load_off_cap <text:s text:c="18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input_out_cap <text:s text:c="17"/></text:p>
          </table:table-cell>
          <table:table-cell office:value-type="string" calcext:value-type="string">
            <text:p>=</text:p>
          </table:table-cell>
          <table:table-cell office:value-type="float" office:value="1.43651848409E-017" calcext:value-type="float">
            <text:p>1.44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mux_L2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69.6645279731" calcext:value-type="float">
            <text:p>69.6645279731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output_driver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4365" calcext:value-type="float">
            <text:p>4.37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mux_1_n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and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a_driver_no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ble_outpu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mux_driver_cap <text:s text:c="16"/></text:p>
          </table:table-cell>
          <table:table-cell office:value-type="string" calcext:value-type="string">
            <text:p>=</text:p>
          </table:table-cell>
          <table:table-cell office:value-type="float" office:value="1.64198732528E-017" calcext:value-type="float">
            <text:p>1.64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general_ble_output_pmos <text:s text:c="10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load_on_cap <text:s text:c="19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mux_L1_res <text:s text:c="2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61.3920564908" calcext:value-type="float">
            <text:p>61.3920564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to_flut_mux_cap <text:s text:c="14"/></text:p>
          </table:table-cell>
          <table:table-cell office:value-type="string" calcext:value-type="string">
            <text:p>=</text:p>
          </table:table-cell>
          <table:table-cell office:value-type="float" office:value="2.23895184988E-016" calcext:value-type="float">
            <text:p>2.24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mux_1_p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and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input_1_p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369" calcext:value-type="float">
            <text:p>3.69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int_buffer_1_n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ff_input_select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e_driver_load_cap <text:s text:c="12"/></text:p>
          </table:table-cell>
          <table:table-cell office:value-type="string" calcext:value-type="string">
            <text:p>=</text:p>
          </table:table-cell>
          <table:table-cell office:value-type="float" office:value="4.47790369977E-016" calcext:value-type="float">
            <text:p>4.4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and_4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input_select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3.3121178481" calcext:value-type="float">
            <text:p>13.3121178481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perf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2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51.1980299323" calcext:value-type="float">
            <text:p>51.19802993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mux_cap <text:s text:c="14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1_cap <text:s text:c="23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out_buffer_1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general_ble_output_cap <text:s text:c="11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input_select_cap <text:s text:c="14"/></text:p>
          </table:table-cell>
          <table:table-cell office:value-type="string" calcext:value-type="string">
            <text:p>=</text:p>
          </table:table-cell>
          <table:table-cell office:value-type="float" office:value="2.12459701179E-017" calcext:value-type="float">
            <text:p>2.12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cc1_out_res <text:s text:c="19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8.42861383777" calcext:value-type="float">
            <text:p>8.4286138377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2_cap <text:s text:c="16"/></text:p>
          </table:table-cell>
          <table:table-cell office:value-type="string" calcext:value-type="string">
            <text:p>=</text:p>
          </table:table-cell>
          <table:table-cell office:value-type="float" office:value="8.17114020807E-017" calcext:value-type="float">
            <text:p>8.17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f_driver_no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6_cap <text:s text:c="23"/></text:p>
          </table:table-cell>
          <table:table-cell office:value-type="string" calcext:value-type="string">
            <text:p>=</text:p>
          </table:table-cell>
          <table:table-cell office:value-type="float" office:value="5.77450326731E-016" calcext:value-type="float">
            <text:p>5.77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ran_ff_reset_nmos <text:s text:c="20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b_driver_no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carry_chain_mux_p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mux_L1_cap <text:s text:c="17"/></text:p>
          </table:table-cell>
          <table:table-cell office:value-type="string" calcext:value-type="string">
            <text:p>=</text:p>
          </table:table-cell>
          <table:table-cell office:value-type="float" office:value="1.11183697175E-016" calcext:value-type="float">
            <text:p>1.11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f_driver_load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80.572651817" calcext:value-type="float">
            <text:p>280.57265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mux_L1_res <text:s text:c="2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00.891191057" calcext:value-type="float">
            <text:p>100.89119105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ocal_ble_outpu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nand3_xcarry_chain_and_1_pmos <text:s text:c="5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load_off_res <text:s text:c="18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load_off_res <text:s text:c="18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3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31.838146753" calcext:value-type="float">
            <text:p>31.83814675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b_driver_no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a_driver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1.6022785787" calcext:value-type="float">
            <text:p>21.602278578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cb_mux_L2_n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no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lut_mux_1_p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and_2_res <text:s text:c="11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4.7795981817" calcext:value-type="float">
            <text:p>14.779598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ble_output_driver_cap <text:s text:c="6"/></text:p>
          </table:table-cell>
          <table:table-cell office:value-type="string" calcext:value-type="string">
            <text:p>=</text:p>
          </table:table-cell>
          <table:table-cell office:value-type="float" office:value="1.17940249968E-017" calcext:value-type="float">
            <text:p>1.1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ff_2_pmos <text:s text:c="23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b_driver_2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b_mux_2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27" calcext:value-type="float">
            <text:p>2.7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2_2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585" calcext:value-type="float">
            <text:p>5.85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d_driver_no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d_driver_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general_ble_output_2_pmos <text:s text:c="9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ran_ff_reset_n_p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a_driver_load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80.572651817" calcext:value-type="float">
            <text:p>280.57265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mux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general_ble_output_res <text:s text:c="11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e_driver_cap <text:s text:c="17"/></text:p>
          </table:table-cell>
          <table:table-cell office:value-type="string" calcext:value-type="string">
            <text:p>=</text:p>
          </table:table-cell>
          <table:table-cell office:value-type="float" office:value="3.4476960796E-017" calcext:value-type="float">
            <text:p>3.4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inter_1_cap <text:s text:c="10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0_out_res <text:s text:c="11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01281749288" calcext:value-type="float">
            <text:p>7.01281749288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d_driver_cap <text:s text:c="17"/></text:p>
          </table:table-cell>
          <table:table-cell office:value-type="string" calcext:value-type="string">
            <text:p>=</text:p>
          </table:table-cell>
          <table:table-cell office:value-type="float" office:value="3.4476960796E-017" calcext:value-type="float">
            <text:p>3.4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ocal_mux_L1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inter_2_pmos <text:s text:c="10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ocal_mux_1_n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d_driver_2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input_1_n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135" calcext:value-type="float">
            <text:p>1.3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sram_driver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0.3509092852" calcext:value-type="float">
            <text:p>10.3509092852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carry_chain_mux_n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ut_L4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135" calcext:value-type="float">
            <text:p>1.3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no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lut_mux_2_nmos <text:s text:c="19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ut_c_driver_0_n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e_driver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1.6022785787" calcext:value-type="float">
            <text:p>21.602278578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sb_mux_pmos <text:s text:c="2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e_driver_no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d_driver_no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load_partial_cap <text:s text:c="14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int_buffer_cap <text:s text:c="15"/></text:p>
          </table:table-cell>
          <table:table-cell office:value-type="string" calcext:value-type="string">
            <text:p>=</text:p>
          </table:table-cell>
          <table:table-cell office:value-type="float" office:value="1.4940996032E-017" calcext:value-type="float">
            <text:p>1.49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mux_L2_cap <text:s text:c="20"/></text:p>
          </table:table-cell>
          <table:table-cell office:value-type="string" calcext:value-type="string">
            <text:p>=</text:p>
          </table:table-cell>
          <table:table-cell office:value-type="float" office:value="1.61021052758E-016" calcext:value-type="float">
            <text:p>1.61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out_buffer_res <text:s text:c="15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.36160122808" calcext:value-type="float">
            <text:p>9.36160122808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6_res <text:s text:c="2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361.813876149" calcext:value-type="float">
            <text:p>361.81387614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no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1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cc2_out_res <text:s text:c="19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.39849009089" calcext:value-type="float">
            <text:p>9.39849009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cb_mux_pmos <text:s text:c="22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output_load_2_cap <text:s text:c="12"/></text:p>
          </table:table-cell>
          <table:table-cell office:value-type="string" calcext:value-type="string">
            <text:p>=</text:p>
          </table:table-cell>
          <table:table-cell office:value-type="float" office:value="9.69447166001E-017" calcext:value-type="float">
            <text:p>9.69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lut_mux_driver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38979909085" calcext:value-type="float">
            <text:p>7.38979909085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general_ble_output_driver_cap <text:s text:c="4"/></text:p>
          </table:table-cell>
          <table:table-cell office:value-type="string" calcext:value-type="string">
            <text:p>=</text:p>
          </table:table-cell>
          <table:table-cell office:value-type="float" office:value="1.17940249968E-017" calcext:value-type="float">
            <text:p>1.1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output_driver_n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ble_outpu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1.3066836297" calcext:value-type="float">
            <text:p>11.3066836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0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mux_L1_cap <text:s text:c="20"/></text:p>
          </table:table-cell>
          <table:table-cell office:value-type="string" calcext:value-type="string">
            <text:p>=</text:p>
          </table:table-cell>
          <table:table-cell office:value-type="float" office:value="1.61021052758E-016" calcext:value-type="float">
            <text:p>1.61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lut_mux_driver_cap <text:s text:c="14"/></text:p>
          </table:table-cell>
          <table:table-cell office:value-type="string" calcext:value-type="string">
            <text:p>=</text:p>
          </table:table-cell>
          <table:table-cell office:value-type="float" office:value="1.17940249968E-017" calcext:value-type="float">
            <text:p>1.1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ff_input_select_n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a_driver_2_p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mux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int_buffer_2_n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18" calcext:value-type="float">
            <text:p>1.8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a_driver_load_cap <text:s text:c="12"/></text:p>
          </table:table-cell>
          <table:table-cell office:value-type="string" calcext:value-type="string">
            <text:p>=</text:p>
          </table:table-cell>
          <table:table-cell office:value-type="float" office:value="4.47790369977E-016" calcext:value-type="float">
            <text:p>4.4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ble_outputs_cap <text:s text:c="18"/></text:p>
          </table:table-cell>
          <table:table-cell office:value-type="string" calcext:value-type="string">
            <text:p>=</text:p>
          </table:table-cell>
          <table:table-cell office:value-type="float" office:value="2.37654450218E-016" calcext:value-type="float">
            <text:p>2.3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load_on_res <text:s text:c="19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c_driver_no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2_nmos <text:s text:c="16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load_partial_res <text:s text:c="1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14.966224923" calcext:value-type="float">
            <text:p>914.9662249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sram_driver_cap <text:s text:c="14"/></text:p>
          </table:table-cell>
          <table:table-cell office:value-type="string" calcext:value-type="string">
            <text:p>=</text:p>
          </table:table-cell>
          <table:table-cell office:value-type="float" office:value="1.65199190599E-017" calcext:value-type="float">
            <text:p>1.65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1_2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585" calcext:value-type="float">
            <text:p>5.85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rest_flut_mux_pmos <text:s text:c="20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0_out_cap <text:s text:c="11"/></text:p>
          </table:table-cell>
          <table:table-cell office:value-type="string" calcext:value-type="string">
            <text:p>=</text:p>
          </table:table-cell>
          <table:table-cell office:value-type="float" office:value="1.11923671797E-017" calcext:value-type="float">
            <text:p>1.12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d_driver_load_cap <text:s text:c="12"/></text:p>
          </table:table-cell>
          <table:table-cell office:value-type="string" calcext:value-type="string">
            <text:p>=</text:p>
          </table:table-cell>
          <table:table-cell office:value-type="float" office:value="4.47790369977E-016" calcext:value-type="float">
            <text:p>4.48E-16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carry_chain_2_pmos <text:s text:c="14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mux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sram_driver_out_res <text:s text:c="10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8.00212555003" calcext:value-type="float">
            <text:p>8.00212555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3_res <text:s text:c="2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45.2267345186" calcext:value-type="float">
            <text:p>45.2267345186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perf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5_cap <text:s text:c="16"/></text:p>
          </table:table-cell>
          <table:table-cell office:value-type="string" calcext:value-type="string">
            <text:p>=</text:p>
          </table:table-cell>
          <table:table-cell office:value-type="float" office:value="8.17114020807E-017" calcext:value-type="float">
            <text:p>8.17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b_driver_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b_mux_2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54" calcext:value-type="float">
            <text:p>5.4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a_driver_2_nmos <text:s text:c="15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ble_output_feedback_res <text:s text:c="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273.52587012" calcext:value-type="float">
            <text:p>1273.52587012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d_driver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1.6022785787" calcext:value-type="float">
            <text:p>21.602278578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e_driver_no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sb_mux_driver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2.609653914" calcext:value-type="float">
            <text:p>12.609653914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routing_cap <text:s text:c="16"/></text:p>
          </table:table-cell>
          <table:table-cell office:value-type="string" calcext:value-type="string">
            <text:p>=</text:p>
          </table:table-cell>
          <table:table-cell office:value-type="float" office:value="2.03253102846E-015" calcext:value-type="float">
            <text:p>2.03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general_ble_output_2_nmos <text:s text:c="9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a_driver_not_res <text:s text:c="1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88104613089" calcext:value-type="float">
            <text:p>7.88104613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lut_mux_cap <text:s text:c="21"/></text:p>
          </table:table-cell>
          <table:table-cell office:value-type="string" calcext:value-type="string">
            <text:p>=</text:p>
          </table:table-cell>
          <table:table-cell office:value-type="float" office:value="1.80453227103E-017" calcext:value-type="float">
            <text:p>1.80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f_driver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1.6022785787" calcext:value-type="float">
            <text:p>21.602278578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ut_L5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135" calcext:value-type="float">
            <text:p>1.3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L5_res <text:s text:c="23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80.906938074" calcext:value-type="float">
            <text:p>180.906938074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ocal_mux_1_p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xcarry_chain_and_4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4_cap <text:s text:c="16"/></text:p>
          </table:table-cell>
          <table:table-cell office:value-type="string" calcext:value-type="string">
            <text:p>=</text:p>
          </table:table-cell>
          <table:table-cell office:value-type="float" office:value="5.08132757115E-017" calcext:value-type="float">
            <text:p>5.0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ble_outputs_res <text:s text:c="18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48.907488379" calcext:value-type="float">
            <text:p>148.907488379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ran_ff_set_n_pmos <text:s text:c="20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inter_1_pmos <text:s text:c="10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ble_output_driver_res <text:s text:c="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38979909085" calcext:value-type="float">
            <text:p>7.38979909085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and_1_res <text:s text:c="11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407.250856215" calcext:value-type="float">
            <text:p>407.250856215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arry_chain_5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51.1980299323" calcext:value-type="float">
            <text:p>51.1980299323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b_driver_res <text:s text:c="17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1.6022785787" calcext:value-type="float">
            <text:p>21.602278578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load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280.572651817" calcext:value-type="float">
            <text:p>280.572651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general_ble_output_nmos <text:s text:c="9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ff_tgate_1_out_res <text:s text:c="15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8.42861383777" calcext:value-type="float">
            <text:p>8.42861383777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int_buffer_res <text:s text:c="15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9.36160122808" calcext:value-type="float">
            <text:p>9.36160122808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and_2_cap <text:s text:c="11"/></text:p>
          </table:table-cell>
          <table:table-cell office:value-type="string" calcext:value-type="string">
            <text:p>=</text:p>
          </table:table-cell>
          <table:table-cell office:value-type="float" office:value="2.35880499936E-017" calcext:value-type="float">
            <text:p>2.3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a_driver_no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general_ble_output_driver_res <text:s text:c="4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7.38979909085" calcext:value-type="float">
            <text:p>7.38979909085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cb_mux_L1_nmos <text:s text:c="18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sb_mux_2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9" calcext:value-type="float">
            <text:p>9.0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b_driver_not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f_driver_not_1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out_buffer_1_nmos <text:s text:c="13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tgate_ff_1_nmos <text:s text:c="23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cb_load_off_cap <text:s text:c="18"/></text:p>
          </table:table-cell>
          <table:table-cell office:value-type="string" calcext:value-type="string">
            <text:p>=</text:p>
          </table:table-cell>
          <table:table-cell office:value-type="float" office:value="1.46027441278E-015" calcext:value-type="float">
            <text:p>1.46E-15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ptran_lut_L1_n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ocal_routing_res <text:s text:c="16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273.52587012" calcext:value-type="float">
            <text:p>1273.52587012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0sram_driver_2_p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27" calcext:value-type="float">
            <text:p>2.70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c_driver_cap <text:s text:c="17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xcarry_chain_mux_driver_cap <text:s text:c="6"/></text:p>
          </table:table-cell>
          <table:table-cell office:value-type="string" calcext:value-type="string">
            <text:p>=</text:p>
          </table:table-cell>
          <table:table-cell office:value-type="float" office:value="1.17940249968E-017" calcext:value-type="float">
            <text:p>1.18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output_load_1_res <text:s text:c="12"/>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43.8749536602" calcext:value-type="float">
            <text:p>43.8749536602</text:p>
          </table:table-cell>
          <table:table-cell table:style-name="Default"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ut_f_driver_not_2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9" calcext:value-type="float">
            <text:p>9.0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local_ble_output_1_nmos <text:s text:c="11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ff_cc2_1_pmos <text:s text:c="21"/></text:p>
          </table:table-cell>
          <table:table-cell office:value-type="string" calcext:value-type="string">
            <text:p>=</text:p>
          </table:table-cell>
          <table:table-cell office:value-type="float" office:value="0.0000000585" calcext:value-type="float">
            <text:p>5.85E-08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wire_lut_f_driver_not_cap <text:s text:c="13"/></text:p>
          </table:table-cell>
          <table:table-cell office:value-type="string" calcext:value-type="string">
            <text:p>=</text:p>
          </table:table-cell>
          <table:table-cell office:value-type="float" office:value="1.25780490005E-017" calcext:value-type="float">
            <text:p>1.26E-1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carry_chain_mux_2_nmos <text:s text:c="12"/></text:p>
          </table:table-cell>
          <table:table-cell office:value-type="string" calcext:value-type="string">
            <text:p>=</text:p>
          </table:table-cell>
          <table:table-cell office:value-type="float" office:value="0.000000225" calcext:value-type="float">
            <text:p>2.25E-07</text:p>
          </table:table-cell>
          <table:table-cell/>
        </table:table-row>
        <table:table-row table:style-name="ro1">
          <table:table-cell office:value-type="string" calcext:value-type="string">
            <text:p>.PARAM</text:p>
          </table:table-cell>
          <table:table-cell office:value-type="string" calcext:value-type="string">
            <text:p>inv_general_ble_output_1_pmos <text:s text:c="9"/></text:p>
          </table:table-cell>
          <table:table-cell office:value-type="string" calcext:value-type="string">
            <text:p>=</text:p>
          </table:table-cell>
          <table:table-cell office:value-type="float" office:value="0.000000045" calcext:value-type="float">
            <text:p>4.50E-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18:13.884199048</meta:creation-date>
    <dc:date>2022-07-12T14:55:44.521411727</dc:date>
    <meta:editing-duration>PT6M1S</meta:editing-duration>
    <meta:editing-cycles>3</meta:editing-cycles>
    <meta:generator>LibreOffice/6.4.7.2$Linux_X86_64 LibreOffice_project/40$Build-2</meta:generator>
    <meta:document-statistic meta:table-count="2" meta:cell-count="1838" meta:object-count="0"/>
  </office:meta>
</office:document-meta>
</file>